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paragraph-rsid="00162a35"/>
    </style:style>
    <style:style style:name="P2" style:family="paragraph" style:parent-style-name="Text_20_body" style:list-style-name="L2"/>
    <style:style style:name="P3" style:family="paragraph" style:parent-style-name="Text_20_body" style:list-style-name="L4"/>
    <style:style style:name="P4" style:family="paragraph" style:parent-style-name="Text_20_body" style:list-style-name="L1">
      <style:paragraph-properties fo:margin-top="0cm" fo:margin-bottom="0cm" loext:contextual-spacing="false"/>
    </style:style>
    <style:style style:name="P5" style:family="paragraph" style:parent-style-name="Text_20_body" style:list-style-name="L3">
      <style:paragraph-properties fo:margin-top="0cm" fo:margin-bottom="0cm" loext:contextual-spacing="false"/>
      <style:text-properties officeooo:rsid="00141595" officeooo:paragraph-rsid="00141595"/>
    </style:style>
    <style:style style:name="P6" style:family="paragraph" style:parent-style-name="Text_20_body">
      <style:paragraph-properties fo:margin-top="0cm" fo:margin-bottom="0cm" loext:contextual-spacing="false"/>
      <style:text-properties officeooo:rsid="00141595" officeooo:paragraph-rsid="0015b863"/>
    </style:style>
    <style:style style:name="P7" style:family="paragraph" style:parent-style-name="Text_20_body">
      <style:paragraph-properties fo:margin-top="0cm" fo:margin-bottom="0cm" loext:contextual-spacing="false"/>
      <style:text-properties officeooo:rsid="0015b863" officeooo:paragraph-rsid="0015b863"/>
    </style:style>
    <style:style style:name="P8" style:family="paragraph" style:parent-style-name="Text_20_body" style:list-style-name="L4">
      <style:paragraph-properties fo:margin-top="0cm" fo:margin-bottom="0cm" loext:contextual-spacing="false"/>
    </style:style>
    <style:style style:name="P9" style:family="paragraph" style:parent-style-name="Text_20_body">
      <style:paragraph-properties fo:margin-top="0cm" fo:margin-bottom="0cm" loext:contextual-spacing="false"/>
      <style:text-properties fo:font-weight="bold" officeooo:rsid="00141595" officeooo:paragraph-rsid="00141595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62a35"/>
    </style:style>
    <style:style style:name="T3" style:family="text">
      <style:text-properties officeooo:rsid="0016ad5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Diapo dinámica.</text:p>
      <text:list xml:id="list7239353402180511187" text:style-name="L3">
        <text:list-item>
          <text:p text:style-name="P5"><text:span text:style-name="Strong_20_Emphasis">Obsolencia</text:span>: Una vez que creás un sitio con por ej. WordPress tenés que estar pendiente de las actualizaciones. Las actualizaciones no son opcionales, porque puede ser riesgoso a nivel de seguridad usar una versión vieja. </text:p>
        </text:list-item>
      </text:list>
      <text:list xml:id="list5762914640960973176" text:style-name="L2">
        <text:list-item>
          <text:p text:style-name="P2"><text:span text:style-name="Strong_20_Emphasis">Costo y rendimiento</text:span>: Cada vez que un visitante accede al sitio, se realizan consultas a la base de datos, se generan HTMLs, etc. usando CPU y memoria. Podés crear páginas estáticas del contenido dinámico y usar otros tipos de caching, pero por qué no usar directamente un generador de sitio web estático. </text:p>
        </text:list-item>
      </text:list>
      <text:p text:style-name="P7"><text:span text:style-name="T1">Diapo por qué jekyll</text:span></text:p>
      <text:p text:style-name="P7">Un sitio web dinámico suena bastante complejo, ¿por qué se usan entonces (sistemas de administración de contenido) como por ej. WordPress para sitios de pocas páginas?</text:p>
      <text:p text:style-name="P7"><text:s/>La respuesta corta es porque <text:span text:style-name="Strong_20_Emphasis">los sitios estáticos son difíciles de mantener</text:span>. La respuesta larga es:</text:p>
      <text:list xml:id="list1277710868442031941" text:style-name="L4">
        <text:list-item>
          <text:p text:style-name="P8">No hay separación de contenido y estructura: Para editar una página tenés que saber HTML para poder por ej. cambiar un texto o una imagen sin alterar la estructura (columnas, etc.). </text:p>
        </text:list-item>
        <text:list-item>
          <text:p text:style-name="P3">No es (“no te repitas”): Para agregar una nueva página, tenés que copiar y pegar la estructura del documento, cambiarle el contenido, y editar todas las páginas viejas para agregar la nueva a la navegación. </text:p>
        </text:list-item>
      </text:list>
      <text:p text:style-name="P6"/>
      <text:p text:style-name="P9">Diapo: Esqueleto</text:p>
      <text:list xml:id="list7897287041535673535" text:style-name="L1">
        <text:list-item>
          <text:p text:style-name="P4"><text:span text:style-name="Teletype"><text:span text:style-name="T1">_config_yml</text:span></text:span><text:span text:style-name="Teletype">:</text:span> es un archivo YAML de configuración del site. </text:p>
        </text:list-item>
        <text:list-item>
          <text:p text:style-name="P4"><text:span text:style-name="Teletype"><text:span text:style-name="T1">_includes:</text:span></text:span> <text:span text:style-name="T2">van fragmentos de código reutilizables, que se pueden insertar en _layouts y _posts</text:span></text:p>
        </text:list-item>
        <text:list-item>
          <text:p text:style-name="P4"><text:span text:style-name="Teletype"><text:span text:style-name="T1">_layouts:</text:span></text:span> es otro directorio donde se guardarán también plantillas. Éstas gozan de ciertos privilegios, como que pueden usarse directamente desde los posts. </text:p>
        </text:list-item>
        <text:list-item>
          <text:p text:style-name="P4"><text:span text:style-name="Teletype"><text:span text:style-name="T1">_posts:</text:span></text:span> van las entradas. Los archivos tienen que nombrarse año-mes-dia-titulo.md <text:span text:style-name="T2">o </text:span></text:p>
        </text:list-item>
        <text:list-item>
          <text:p text:style-name="P4"><text:span text:style-name="Teletype"><text:span text:style-name="T1">_site:</text:span></text:span> es donde Jekyll va a guardar el sitio web estático generado (lo que tenés que subir a tu servidor web).</text:p>
        </text:list-item>
        <text:list-item>
          <text:p text:style-name="P1"><text:span text:style-name="Teletype">index.html</text:span> es un HTML que puede usar <text:span text:style-name="Emphasis">layouts</text:span> o <text:span text:style-name="Emphasis">includes</text:span> y que generará el <text:span text:style-name="Emphasis">index.html</text:span> definitivo. </text:p>
        </text:list-item>
        <text:list-item>
          <text:p text:style-name="P1">Agreg<text:span text:style-name="T3">a</text:span> más carpetas y archivos a gusto. Jekyll no copia a _site las carpetas cuyo nombre empiece con un guión baj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io Sánchez</meta:initial-creator>
    <meta:creation-date>2016-05-07T19:48:23.079261905</meta:creation-date>
    <dc:date>2016-05-07T20:49:58.818031783</dc:date>
    <dc:creator>Sergio Sánchez</dc:creator>
    <meta:editing-duration>PT43S</meta:editing-duration>
    <meta:editing-cycles>1</meta:editing-cycles>
    <meta:document-statistic meta:table-count="0" meta:image-count="0" meta:object-count="0" meta:page-count="1" meta:paragraph-count="16" meta:word-count="328" meta:character-count="1960" meta:non-whitespace-character-count="1650"/>
    <meta:generator>LibreOffice/4.3.3.2$Linux_X86_64 LibreOffice_project/430m0$Build-2</meta:generator>
  </office:meta>
</office:document-meta>
</file>